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106cm" svg:stroke-color="#f3715a" draw:marker-start-width="0.359cm" draw:marker-end-width="0.359cm" svg:stroke-opacity="60%" draw:fill-color="#f3715a" draw:opacity="3%" draw:opacity-name="" draw:textarea-horizontal-align="justify" draw:textarea-vertical-align="middle" draw:auto-grow-height="false" fo:min-height="5.116cm" fo:min-width="13.851cm" fo:padding-top="0.178cm" fo:padding-bottom="0.178cm" fo:padding-left="0.303cm" fo:padding-right="0.303cm"/>
    </style:style>
    <style:style style:name="gr2" style:family="graphic" style:parent-style-name="standard">
      <style:graphic-properties draw:stroke="dash" draw:stroke-dash="Fine_20_Dashed" svg:stroke-width="0.106cm" draw:marker-start-width="0.359cm" draw:marker-end-width="0.359cm" svg:stroke-opacity="60%" draw:fill="solid" draw:fill-color="#729fcf" draw:opacity="4%" draw:opacity-name="" draw:textarea-horizontal-align="justify" draw:textarea-vertical-align="middle" draw:auto-grow-height="false" fo:min-height="5.846cm" fo:min-width="9.279cm" fo:padding-top="0.178cm" fo:padding-bottom="0.178cm" fo:padding-left="0.303cm" fo:padding-right="0.303cm"/>
    </style:style>
    <style:style style:name="gr3" style:family="graphic" style:parent-style-name="standard">
      <style:graphic-properties draw:stroke="dash" draw:stroke-dash="Fine_20_Dashed" svg:stroke-width="0.106cm" svg:stroke-color="#fdb94d" draw:marker-start-width="0.359cm" draw:marker-end-width="0.359cm" svg:stroke-opacity="60%" draw:fill="solid" draw:fill-color="#fdb94d" draw:opacity="3%" draw:textarea-horizontal-align="justify" draw:textarea-vertical-align="middle" draw:auto-grow-height="false" fo:min-height="5.613cm" fo:min-width="10.316cm" fo:padding-top="0.178cm" fo:padding-bottom="0.178cm" fo:padding-left="0.303cm" fo:padding-right="0.303cm"/>
    </style:style>
    <style:style style:name="gr4" style:family="graphic" style:parent-style-name="standard">
      <style:graphic-properties draw:stroke="dash" draw:stroke-dash="Fine_20_Dashed" svg:stroke-width="0.106cm" svg:stroke-color="#65c295" draw:marker-start-width="0.359cm" draw:marker-end-width="0.359cm" svg:stroke-opacity="60%" draw:fill="solid" draw:fill-color="#65c295" draw:opacity="3%" draw:opacity-name="" draw:textarea-horizontal-align="justify" draw:textarea-vertical-align="middle" draw:auto-grow-height="false" fo:min-height="5.613cm" fo:min-width="11.205cm" fo:padding-top="0.178cm" fo:padding-bottom="0.178cm" fo:padding-left="0.303cm" fo:padding-right="0.303cm"/>
    </style:style>
    <style:style style:name="gr5" style:family="graphic" style:parent-style-name="standard">
      <style:graphic-properties svg:stroke-width="0.053cm" svg:stroke-color="#000000" draw:marker-start-width="0.279cm" draw:marker-end-width="0.279cm" draw:fill="none" draw:opacity="50%" draw:textarea-horizontal-align="justify" draw:textarea-vertical-align="middle" draw:auto-grow-height="false" fo:min-height="0.112cm" fo:min-width="0cm" fo:padding-top="0.151cm" fo:padding-bottom="0.151cm" fo:padding-left="0.276cm" fo:padding-right="0.276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0.919cm" fo:min-width="3.183cm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53cm" svg:stroke-color="#65c295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2.591cm" fo:min-width="3.103cm" fo:padding-top="0.165cm" fo:padding-bottom="0.165cm" fo:padding-left="0.29cm" fo:padding-right="0.29cm"/>
    </style:style>
    <style:style style:name="gr10" style:family="graphic" style:parent-style-name="objectwithoutfill">
      <style:graphic-properties svg:stroke-width="0.053cm" svg:stroke-color="#21409a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draw:stroke="solid" draw:stroke-dash="Fine_20_Dashed" svg:stroke-width="0.053cm" svg:stroke-color="#65c295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svg:stroke-width="0.081cm" svg:stroke-color="#fdb94d" draw:marker-start-width="0.321cm" draw:marker-end-width="0.321cm" draw:fill="none" draw:textarea-horizontal-align="justify" draw:textarea-vertical-align="middle" draw:auto-grow-height="false" fo:min-height="1.008cm" fo:min-width="3.003cm" fo:padding-top="0.165cm" fo:padding-bottom="0.165cm" fo:padding-left="0.29cm" fo:padding-right="0.29cm"/>
    </style:style>
    <style:style style:name="gr13" style:family="graphic" style:parent-style-name="objectwithoutfill">
      <style:graphic-properties svg:stroke-width="0.053cm" svg:stroke-color="#fdb94d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4" style:family="graphic" style:parent-style-name="objectwithoutfill">
      <style:graphic-properties svg:stroke-width="0.053cm" svg:stroke-color="#f3715a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fo:min-height="0.86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60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4.73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cm"/>
    </style:style>
    <style:style style:name="gr19" style:family="graphic" style:parent-style-name="standard">
      <style:graphic-properties svg:stroke-width="0.081cm" svg:stroke-color="#f3715a" draw:marker-start-width="0.321cm" draw:marker-end-width="0.321cm" draw:fill="none" draw:textarea-horizontal-align="justify" draw:textarea-vertical-align="middle" draw:auto-grow-height="false" fo:min-height="1.067cm" fo:min-width="2.849cm" fo:padding-top="0.165cm" fo:padding-bottom="0.165cm" fo:padding-left="0.29cm" fo:padding-right="0.29cm"/>
    </style:style>
    <style:style style:name="gr20" style:family="graphic" style:parent-style-name="standard">
      <style:graphic-properties svg:stroke-width="0.081cm" svg:stroke-color="#65c295" draw:marker-start-width="0.321cm" draw:marker-end-width="0.321cm" draw:fill="none" draw:textarea-horizontal-align="justify" draw:textarea-vertical-align="middle" draw:auto-grow-height="false" fo:min-height="0.83cm" fo:min-width="2.231cm" fo:padding-top="0.165cm" fo:padding-bottom="0.165cm" fo:padding-left="0.29cm" fo:padding-right="0.29cm"/>
    </style:style>
    <style:style style:name="gr21" style:family="graphic" style:parent-style-name="standard">
      <style:graphic-properties svg:stroke-width="0.081cm" svg:stroke-color="#65c295" draw:marker-start-width="0.321cm" draw:marker-end-width="0.321cm" draw:fill="none" draw:textarea-horizontal-align="justify" draw:textarea-vertical-align="middle" draw:auto-grow-height="false" fo:min-height="0.766cm" fo:min-width="2.04cm" fo:padding-top="0.165cm" fo:padding-bottom="0.165cm" fo:padding-left="0.29cm" fo:padding-right="0.29cm"/>
    </style:style>
    <style:style style:name="gr22" style:family="graphic" style:parent-style-name="standard">
      <style:graphic-properties svg:stroke-width="0.081cm" svg:stroke-color="#fdb94d" draw:marker-start-width="0.321cm" draw:marker-end-width="0.321cm" draw:fill="none" draw:textarea-horizontal-align="justify" draw:textarea-vertical-align="middle" draw:auto-grow-height="false" fo:min-height="0.563cm" fo:min-width="1.532cm" fo:padding-top="0.165cm" fo:padding-bottom="0.165cm" fo:padding-left="0.29cm" fo:padding-right="0.29cm"/>
    </style:style>
    <style:style style:name="gr23" style:family="graphic" style:parent-style-name="standard">
      <style:graphic-properties svg:stroke-width="0.081cm" svg:stroke-color="#fdb94d" draw:marker-start-width="0.321cm" draw:marker-end-width="0.321cm" draw:fill="none" draw:textarea-horizontal-align="justify" draw:textarea-vertical-align="middle" draw:auto-grow-height="false" fo:min-height="0.664cm" fo:min-width="1.786cm" fo:padding-top="0.165cm" fo:padding-bottom="0.165cm" fo:padding-left="0.29cm" fo:padding-right="0.29cm"/>
    </style:style>
    <style:style style:name="gr24" style:family="graphic" style:parent-style-name="objectwithoutfill">
      <style:graphic-properties svg:stroke-width="0.053cm" svg:stroke-color="#f3715a" draw:marker-start="Arrow" draw:marker-start-width="0.379cm" draw:marker-end="Arrow" draw:marker-end-width="0.379cm" draw:fill="none" draw:textarea-vertical-align="middle" fo:padding-top="0.151cm" fo:padding-bottom="0.151cm" fo:padding-left="0.276cm" fo:padding-right="0.276cm"/>
    </style:style>
    <style:style style:name="gr25" style:family="graphic" style:parent-style-name="standard">
      <style:graphic-properties svg:stroke-width="0.081cm" svg:stroke-color="#f3715a" draw:marker-start-width="0.321cm" draw:marker-end-width="0.321cm" draw:fill="none" draw:textarea-horizontal-align="justify" draw:textarea-vertical-align="middle" draw:auto-grow-height="false" fo:min-height="0.83cm" fo:min-width="2.422cm" fo:padding-top="0.165cm" fo:padding-bottom="0.165cm" fo:padding-left="0.29cm" fo:padding-right="0.29cm"/>
    </style:style>
    <style:style style:name="gr26" style:family="graphic" style:parent-style-name="standard">
      <style:graphic-properties draw:stroke="none" svg:stroke-color="#000000" draw:fill="none" draw:fill-color="#ffffff" fo:min-height="0.385cm"/>
    </style:style>
    <style:style style:name="gr27" style:family="graphic" style:parent-style-name="standard">
      <style:graphic-properties draw:stroke="none" draw:textarea-horizontal-align="justify" draw:textarea-vertical-align="middle" draw:auto-grow-height="false" fo:min-height="0.021cm" fo:min-width="0cm"/>
    </style:style>
    <style:style style:name="gr28" style:family="graphic" style:parent-style-name="objectwithoutfill">
      <style:graphic-properties svg:stroke-color="#000000" draw:marker-end="Arrow" draw:marker-end-width="0.102cm" draw:fill="none" draw:textarea-vertical-align="middle"/>
    </style:style>
    <style:style style:name="gr29" style:family="graphic" style:parent-style-name="standard">
      <style:graphic-properties svg:stroke-width="0.081cm" svg:stroke-color="#f3715a" draw:marker-start-width="0.321cm" draw:marker-end-width="0.321cm" draw:fill="none" draw:textarea-horizontal-align="justify" draw:textarea-vertical-align="middle" draw:auto-grow-height="false" fo:min-height="0.75cm" fo:min-width="2.342cm" fo:padding-top="0.165cm" fo:padding-bottom="0.165cm" fo:padding-left="0.29cm" fo:padding-right="0.29cm"/>
    </style:style>
    <style:style style:name="P1" style:family="paragraph">
      <loext:graphic-properties draw:fill-color="#f3715a" draw:opacity="3%"/>
      <style:paragraph-properties fo:text-align="center"/>
    </style:style>
    <style:style style:name="P2" style:family="paragraph">
      <loext:graphic-properties draw:fill="solid" draw:fill-color="#729fcf" draw:opacity="4%"/>
      <style:paragraph-properties fo:text-align="center"/>
    </style:style>
    <style:style style:name="P3" style:family="paragraph">
      <loext:graphic-properties draw:fill="solid" draw:fill-color="#fdb94d" draw:opacity="3%"/>
      <style:paragraph-properties fo:text-align="center"/>
    </style:style>
    <style:style style:name="P4" style:family="paragraph">
      <loext:graphic-properties draw:fill="solid" draw:fill-color="#65c295" draw:opacity="3%"/>
      <style:paragraph-properties fo:text-align="center"/>
    </style:style>
    <style:style style:name="P5" style:family="paragraph">
      <loext:graphic-properties draw:fill="none" draw:opacity="50%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10" style:family="paragraph"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351cm" svg:height="5.366cm" svg:x="4.429cm" svg:y="14.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.779cm" svg:height="6.096cm" svg:x="13.319cm" svg:y="8.3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0.922cm" svg:height="5.969cm" svg:x="1.508cm" svg:y="8.36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1.811cm" svg:height="5.969cm" svg:x="7.985cm" svg:y="1.76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652cm" svg:height="0.584cm" svg:x="5.827cm" svg:y="3.9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6.153cm" svg:y1="4.548cm" svg:x2="6.153cm" svg:y2="5.132cm">
          <text:p/>
        </draw:line>
        <draw:line draw:style-name="gr6" draw:text-style-name="P6" xml:id="id9" draw:id="id9" draw:layer="layout" svg:x1="6.153cm" svg:y1="4.548cm" svg:x2="5.718cm" svg:y2="4.84cm">
          <text:p/>
        </draw:line>
        <draw:line draw:style-name="gr6" draw:text-style-name="P6" xml:id="id6" draw:id="id6" draw:layer="layout" svg:x1="6.153cm" svg:y1="4.548cm" svg:x2="6.57cm" svg:y2="4.861cm">
          <text:p/>
        </draw:line>
        <draw:line draw:style-name="gr6" draw:text-style-name="P6" xml:id="id13" draw:id="id13" draw:layer="layout" svg:x1="6.171cm" svg:y1="5.132cm" svg:x2="5.736cm" svg:y2="5.424cm">
          <text:p/>
        </draw:line>
        <draw:line draw:style-name="gr6" draw:text-style-name="P6" xml:id="id4" draw:id="id4" draw:layer="layout" svg:x1="6.171cm" svg:y1="5.132cm" svg:x2="6.588cm" svg:y2="5.445cm">
          <text:p/>
        </draw:line>
        <draw:custom-shape draw:style-name="gr7" draw:text-style-name="P8" xml:id="id2" draw:id="id2" draw:layer="layout" svg:width="5.207cm" svg:height="1.651cm" svg:x="16.875cm" svg:y="9.128cm">
          <text:p text:style-name="P7"><text:span text:style-name="T1">Preferences Propag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line-skew="-1.333cm" svg:x1="16.05cm" svg:y1="4.937cm" svg:x2="19.479cm" svg:y2="9.128cm" draw:start-shape="id1" draw:start-glue-point="6" draw:end-shape="id2" draw:end-glue-point="4" svg:d="M16050 4937v762h3429v3429" svg:viewBox="0 0 3430 4192">
          <text:p/>
        </draw:connector>
        <draw:custom-shape draw:style-name="gr9" draw:text-style-name="P8" xml:id="id3" draw:id="id3" draw:layer="layout" svg:width="3.683cm" svg:height="2.921cm" svg:x="14.335cm" svg:y="10.906cm">
          <text:p text:style-name="P7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6" draw:layer="layout" svg:x1="19.479cm" svg:y1="10.779cm" svg:x2="18.018cm" svg:y2="12.366cm" draw:start-shape="id2" draw:start-glue-point="8" draw:end-shape="id3" draw:end-glue-point="1" svg:d="M19479 10779v1587h-1461" svg:viewBox="0 0 1462 1588">
          <text:p/>
        </draw:connector>
        <draw:connector draw:style-name="gr8" draw:text-style-name="P6" draw:layer="layout" draw:line-skew="-0.12cm -0.318cm" svg:x1="6.379cm" svg:y1="5.445cm" svg:x2="9.763cm" svg:y2="5.826cm" draw:start-shape="id4" draw:start-glue-point="2" draw:end-shape="id5" draw:end-glue-point="5" svg:d="M6379 5445v381h1459 1925" svg:viewBox="0 0 3385 382">
          <text:p/>
        </draw:connector>
        <draw:connector draw:style-name="gr8" draw:text-style-name="P6" draw:layer="layout" draw:line-skew="-0.626cm" svg:x1="6.57cm" svg:y1="4.704cm" svg:x2="13.319cm" svg:y2="3.858cm" draw:start-shape="id6" draw:start-glue-point="1" draw:end-shape="id1" draw:end-glue-point="5" svg:d="M6570 4704h2728v-846h4021" svg:viewBox="0 0 6750 847">
          <text:p/>
        </draw:connector>
        <draw:connector draw:style-name="gr11" draw:text-style-name="P6" draw:layer="layout" svg:x1="14.843cm" svg:y1="5.826cm" svg:x2="16.875cm" svg:y2="9.954cm" draw:start-shape="id5" draw:start-glue-point="7" draw:end-shape="id2" draw:end-glue-point="6" svg:d="M14843 5826h1016v4128h1016" svg:viewBox="0 0 2033 4129">
          <text:p/>
        </draw:connector>
        <draw:custom-shape draw:style-name="gr12" draw:text-style-name="P8" xml:id="id8" draw:id="id8" draw:layer="layout" svg:width="4.953cm" svg:height="1.778cm" svg:x="7.096cm" svg:y="9.636cm">
          <text:p text:style-name="P7"><text:span text:style-name="T1">Activation Propag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6" draw:layer="layout" svg:x1="8.747cm" svg:y1="12.328cm" svg:x2="9.573cm" svg:y2="11.414cm" draw:start-shape="id7" draw:start-glue-point="7" draw:end-shape="id8" draw:end-glue-point="8" svg:d="M8747 12328h826v-914" svg:viewBox="0 0 827 915">
          <text:p/>
        </draw:connector>
        <draw:connector draw:style-name="gr13" draw:text-style-name="P6" draw:layer="layout" svg:x1="11.324cm" svg:y1="11.154cm" svg:x2="14.335cm" svg:y2="12.366cm" draw:start-shape="id8" draw:start-glue-point="9" draw:end-shape="id3" draw:end-glue-point="3" svg:d="M11324 11154v1212h3011" svg:viewBox="0 0 3012 1213">
          <text:p/>
        </draw:connector>
        <draw:connector draw:style-name="gr13" draw:text-style-name="P6" draw:layer="layout" svg:x1="5.718cm" svg:y1="4.694cm" svg:x2="3.667cm" svg:y2="9.509cm" draw:start-shape="id9" draw:start-glue-point="3" draw:end-shape="id10" draw:end-glue-point="4" svg:d="M5718 4694h-2051v4815" svg:viewBox="0 0 2052 4816">
          <text:p/>
        </draw:connector>
        <draw:connector draw:style-name="gr13" draw:text-style-name="P6" draw:layer="layout" svg:x1="3.667cm" svg:y1="11.134cm" svg:x2="5.064cm" svg:y2="17.066cm" draw:start-shape="id10" draw:start-glue-point="6" draw:end-shape="id11" draw:end-glue-point="5" svg:d="M3667 11134v5932h1397" svg:viewBox="0 0 1398 5933">
          <text:p/>
        </draw:connector>
        <draw:connector draw:style-name="gr14" draw:text-style-name="P6" draw:layer="layout" svg:x1="12.684cm" svg:y1="17.066cm" svg:x2="10.906cm" svg:y2="17.066cm" draw:start-shape="id12" draw:start-glue-point="5" draw:end-shape="id11" draw:end-glue-point="7" svg:d="M12684 17066h-1778" svg:viewBox="0 0 1779 1">
          <text:p/>
        </draw:connector>
        <draw:connector draw:style-name="gr14" draw:text-style-name="P6" draw:layer="layout" svg:x1="16.176cm" svg:y1="13.827cm" svg:x2="15.605cm" svg:y2="15.986cm" draw:start-shape="id3" draw:start-glue-point="2" draw:end-shape="id12" draw:end-glue-point="4" svg:d="M16176 13827v1079h-571v1080" svg:viewBox="0 0 572 2160">
          <text:p/>
        </draw:connector>
        <draw:frame draw:style-name="gr15" draw:text-style-name="P9" draw:layer="layout" svg:width="4.826cm" svg:height="1.115cm" svg:x="8.239cm" svg:y="2.171cm">
          <draw:text-box>
            <text:p><text:span text:style-name="T2">Data Gathering Module</text:span></text:p>
          </draw:text-box>
        </draw:frame>
        <draw:frame draw:style-name="gr16" draw:text-style-name="P9" draw:layer="layout" svg:width="3.101cm" svg:height="1.115cm" svg:x="19.796cm" svg:y="13.093cm">
          <draw:text-box>
            <text:p><text:span text:style-name="T2">User Interest </text:span></text:p>
            <text:p><text:span text:style-name="T2">Model Module</text:span></text:p>
          </draw:text-box>
        </draw:frame>
        <draw:frame draw:style-name="gr17" draw:text-style-name="P9" draw:layer="layout" svg:width="5.239cm" svg:height="0.683cm" svg:x="8.747cm" svg:y="15.351cm">
          <draw:text-box>
            <text:p><text:span text:style-name="T2">Recommendation Module</text:span></text:p>
          </draw:text-box>
        </draw:frame>
        <draw:frame draw:style-name="gr18" draw:text-style-name="P9" draw:layer="layout" svg:width="3.423cm" svg:height="0.683cm" svg:x="2.016cm" svg:y="13.319cm">
          <draw:text-box>
            <text:p><text:span text:style-name="T2">Context Module</text:span></text:p>
          </draw:text-box>
        </draw:frame>
        <draw:custom-shape draw:style-name="gr19" draw:text-style-name="P8" xml:id="id14" draw:id="id14" draw:layer="layout" svg:width="3.429cm" svg:height="1.397cm" svg:x="10.906cm" svg:y="18.399cm">
          <text:p text:style-name="P7"><text:span text:style-name="T1">Aging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6" draw:layer="layout" draw:line-skew="0.591cm 0.455cm" svg:x1="5.736cm" svg:y1="5.278cm" svg:x2="6.461cm" svg:y2="11.414cm" draw:start-shape="id13" draw:start-glue-point="3" draw:end-shape="id7" draw:end-glue-point="4" svg:d="M5736 5278h90v3576h635v2560" svg:viewBox="0 0 726 6137">
          <text:p/>
        </draw:connector>
        <draw:custom-shape draw:style-name="gr20" draw:text-style-name="P6" xml:id="id1" draw:id="id1" draw:layer="layout" svg:width="5.461cm" svg:height="2.159cm" svg:x="13.319cm" svg:y="2.778cm">
          <text:p text:style-name="P7"><text:span text:style-name="T1">Updated Preference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6" xml:id="id5" draw:id="id5" draw:layer="layout" svg:width="5.08cm" svg:height="2.032cm" svg:x="9.763cm" svg:y="4.81cm">
          <text:p text:style-name="P7"><text:span text:style-name="T1">Initial Preference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6" xml:id="id10" draw:id="id10" draw:layer="layout" svg:width="4.064cm" svg:height="1.625cm" svg:x="1.635cm" svg:y="9.509cm">
          <text:p text:style-name="P7"><text:span text:style-name="T1">Location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23" draw:text-style-name="P6" xml:id="id7" draw:id="id7" draw:layer="layout" svg:width="4.572cm" svg:height="1.828cm" svg:x="4.175cm" svg:y="11.414cm">
          <text:p text:style-name="P7"><text:span text:style-name="T1">Context Factor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4" draw:text-style-name="P6" draw:layer="layout" svg:x1="7.985cm" svg:y1="18.145cm" svg:x2="10.906cm" svg:y2="19.097cm" draw:start-shape="id11" draw:start-glue-point="6" draw:end-shape="id14" draw:end-glue-point="3" svg:d="M7985 18145v952h2921" svg:viewBox="0 0 2922 953">
          <text:p/>
        </draw:connector>
        <draw:custom-shape draw:style-name="gr25" draw:text-style-name="P6" xml:id="id12" draw:id="id12" draw:layer="layout" svg:width="5.842cm" svg:height="2.159cm" svg:x="12.684cm" svg:y="15.986cm">
          <text:p text:style-name="P7"><text:span text:style-name="T1">Recommended Classe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6" draw:text-style-name="P11" draw:layer="layout" svg:width="4.064cm" svg:height="0.725cm" svg:x="14.208cm" svg:y="11.033cm">
          <draw:text-box>
            <text:p text:style-name="P10"><text:span text:style-name="T1">Sema</text:span><text:span text:style-name="T1">ntic </text:span><text:span text:style-name="T1">Netw</text:span><text:span text:style-name="T1">ork</text:span></text:p>
          </draw:text-box>
        </draw:frame>
        <draw:custom-shape draw:style-name="gr27" draw:text-style-name="P7" xml:id="id15" draw:id="id15" draw:layer="layout" svg:width="0.381cm" svg:height="0.381cm" svg:x="15.986cm" svg:y="11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7" xml:id="id17" draw:id="id17" draw:layer="layout" svg:width="0.381cm" svg:height="0.381cm" svg:x="16.748cm" svg:y="1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7" xml:id="id20" draw:id="id20" draw:layer="layout" svg:width="0.381cm" svg:height="0.381cm" svg:x="15.986cm" svg:y="1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7" xml:id="id16" draw:id="id16" draw:layer="layout" svg:width="0.381cm" svg:height="0.381cm" svg:x="15.224cm" svg:y="1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7" xml:id="id18" draw:id="id18" draw:layer="layout" svg:width="0.381cm" svg:height="0.381cm" svg:x="14.843cm" svg:y="13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7" xml:id="id19" draw:id="id19" draw:layer="layout" svg:width="0.381cm" svg:height="0.381cm" svg:x="15.605cm" svg:y="13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7" xml:id="id21" draw:id="id21" draw:layer="layout" svg:width="0.381cm" svg:height="0.381cm" svg:x="16.367cm" svg:y="13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7" xml:id="id22" draw:id="id22" draw:layer="layout" svg:width="0.381cm" svg:height="0.381cm" svg:x="17.129cm" svg:y="13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6" draw:layer="layout" draw:type="line" svg:x1="16.041cm" svg:y1="12.121cm" svg:x2="15.55cm" svg:y2="12.485cm" draw:start-shape="id15" draw:start-glue-point="7" draw:end-shape="id16" draw:end-glue-point="11" svg:d="M16041 12121l-491 364" svg:viewBox="0 0 492 365">
          <text:p/>
        </draw:connector>
        <draw:connector draw:style-name="gr28" draw:text-style-name="P6" draw:layer="layout" draw:type="line" svg:x1="16.312cm" svg:y1="12.121cm" svg:x2="16.803cm" svg:y2="12.485cm" draw:start-shape="id15" draw:start-glue-point="9" draw:end-shape="id17" draw:end-glue-point="5" svg:d="M16312 12121l491 364" svg:viewBox="0 0 492 365">
          <text:p/>
        </draw:connector>
        <draw:connector draw:style-name="gr28" draw:text-style-name="P6" draw:layer="layout" draw:type="line" svg:x1="15.279cm" svg:y1="12.756cm" svg:x2="15.034cm" svg:y2="13.065cm" draw:start-shape="id16" draw:start-glue-point="7" draw:end-shape="id18" draw:end-glue-point="4" svg:d="M15279 12756l-245 309" svg:viewBox="0 0 246 310">
          <text:p/>
        </draw:connector>
        <draw:connector draw:style-name="gr28" draw:text-style-name="P6" draw:layer="layout" draw:type="line" svg:x1="15.55cm" svg:y1="12.756cm" svg:x2="15.796cm" svg:y2="13.065cm" draw:start-shape="id16" draw:start-glue-point="9" draw:end-shape="id19" draw:end-glue-point="4" svg:d="M15550 12756l246 309" svg:viewBox="0 0 247 310">
          <text:p/>
        </draw:connector>
        <draw:connector draw:style-name="gr28" draw:text-style-name="P6" draw:layer="layout" draw:type="line" svg:x1="16.041cm" svg:y1="12.756cm" svg:x2="15.796cm" svg:y2="13.065cm" draw:start-shape="id20" draw:start-glue-point="7" draw:end-shape="id19" draw:end-glue-point="4" svg:d="M16041 12756l-245 309" svg:viewBox="0 0 246 310">
          <text:p/>
        </draw:connector>
        <draw:connector draw:style-name="gr28" draw:text-style-name="P6" draw:layer="layout" draw:type="line" svg:x1="16.177cm" svg:y1="12.176cm" svg:x2="16.177cm" svg:y2="12.43cm" draw:start-shape="id15" draw:start-glue-point="8" draw:end-shape="id20" draw:end-glue-point="4" svg:d="M16177 12176v254" svg:viewBox="0 0 1 255">
          <text:p/>
        </draw:connector>
        <draw:connector draw:style-name="gr28" draw:text-style-name="P6" draw:layer="layout" draw:type="line" svg:x1="16.803cm" svg:y1="12.756cm" svg:x2="16.558cm" svg:y2="13.065cm" draw:start-shape="id17" draw:start-glue-point="7" draw:end-shape="id21" draw:end-glue-point="4" svg:d="M16803 12756l-245 309" svg:viewBox="0 0 246 310">
          <text:p/>
        </draw:connector>
        <draw:connector draw:style-name="gr28" draw:text-style-name="P6" draw:layer="layout" draw:type="line" svg:x1="17.074cm" svg:y1="12.756cm" svg:x2="17.32cm" svg:y2="13.065cm" draw:start-shape="id17" draw:start-glue-point="9" draw:end-shape="id22" draw:end-glue-point="4" svg:d="M17074 12756l246 309" svg:viewBox="0 0 247 310">
          <text:p/>
        </draw:connector>
        <draw:custom-shape draw:style-name="gr29" draw:text-style-name="P6" xml:id="id11" draw:id="id11" draw:layer="layout" svg:width="5.842cm" svg:height="2.159cm" svg:x="5.064cm" svg:y="15.986cm">
          <text:p text:style-name="P7"><text:span text:style-name="T1">Recommended POI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9T10:59:53.973902855</meta:creation-date>
    <dc:date>2020-06-19T06:30:27.721633339</dc:date>
    <meta:editing-duration>P1DT4H18M1S</meta:editing-duration>
    <meta:editing-cycles>8</meta:editing-cycles>
    <meta:generator>LibreOffice/6.0.7.3$Linux_X86_64 LibreOffice_project/00m0$Build-3</meta:generator>
    <meta:document-statistic meta:object-count="54"/>
  </office:meta>
</office:document-meta>
</file>